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6977f"/>
    </style:style>
    <style:style style:name="P2" style:family="paragraph" style:parent-style-name="Text_20_body" style:list-style-name="L1">
      <style:text-properties officeooo:paragraph-rsid="0006977f"/>
    </style:style>
    <style:style style:name="P3" style:family="paragraph" style:parent-style-name="Text_20_body" style:list-style-name="L2">
      <style:text-properties officeooo:paragraph-rsid="0006977f"/>
    </style:style>
    <style:style style:name="P4" style:family="paragraph" style:parent-style-name="Text_20_body" style:list-style-name="L3">
      <style:text-properties officeooo:paragraph-rsid="0006977f"/>
    </style:style>
    <style:style style:name="P5" style:family="paragraph" style:parent-style-name="Text_20_body" style:list-style-name="L4">
      <style:text-properties officeooo:paragraph-rsid="0006977f"/>
    </style:style>
    <style:style style:name="P6" style:family="paragraph" style:parent-style-name="Text_20_body" style:list-style-name="L5">
      <style:text-properties officeooo:paragraph-rsid="0006977f"/>
    </style:style>
    <style:style style:name="T1" style:family="text">
      <style:text-properties officeooo:rsid="00076d9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otocol</text:p>
      <text:p text:style-name="Preformatted_20_Text"/>
      <text:p text:style-name="Preformatted_20_Text">The Application Layer:: Devices :: Protocol:- Http, Https :: Manual Structure:-</text:p>
      <text:p text:style-name="Preformatted_20_Text">The Presentation Layer:: Devices :: Protocol:- Http, Https :: Manual Structure:-</text:p>
      <text:p text:style-name="Preformatted_20_Text">The Session Layer:: Devices :: Protocol:- Http, Https :: Manual Structure:-</text:p>
      <text:p text:style-name="Preformatted_20_Text">The Transport Layer:: Devices :: Protocol:- Http, Https :: Manual Structure:-</text:p>
      <text:p text:style-name="Preformatted_20_Text">The Network Layer:: Devices :: Protocol:- Http, Https :: Manual Structure:-</text:p>
      <text:p text:style-name="Preformatted_20_Text">The Data Link Layer:: Devices :: Protocol:- Http, Https :: Manual Structure:-</text:p>
      <text:p text:style-name="Preformatted_20_Text">The Physical Layer:: Devices :: Protocol:- Http, Https :: Manual Structure:-</text:p>
      <text:p text:style-name="Preformatted_20_Text">________________________________________________________________________________</text:p>
      <text:p text:style-name="Preformatted_20_Text">Manual Structure:-</text:p>
      <text:p text:style-name="Preformatted_20_Text">________________________________________________________________________________</text:p>
      <text:p text:style-name="Preformatted_20_Text">Automated Structure:-</text:p>
      <text:p text:style-name="Preformatted_20_Text"><text:span text:style-name="T1">Http</text:span> Status code</text:p>
      <text:p text:style-name="P1"><text:span text:style-name="Strong_20_Emphasis">1XX — Informational codes</text:span>: The server acknowledges and is processing the request.</text:p>
      <text:list text:style-name="L1">
        <text:list-item>
          <text:p text:style-name="P2"><text:span text:style-name="Strong_20_Emphasis">100 — Continue</text:span>: This interim status code means the server received the initial request, and the client should continue.</text:p>
        </text:list-item>
        <text:list-item>
          <text:p text:style-name="P2"><text:span text:style-name="Strong_20_Emphasis">101 — Switching protocols</text:span>: This code is a response to an Upgrade header field request and states the protocol the server will switch to.</text:p>
        </text:list-item>
        <text:list-item>
          <text:p text:style-name="P2"><text:span text:style-name="Strong_20_Emphasis">102 — Processing</text:span>: This response indicates the server received and is processing the request, but no response is yet available. </text:p>
        </text:list-item>
        <text:list-item>
          <text:p text:style-name="P2"><text:span text:style-name="Strong_20_Emphasis">103 — Early hints: This code is used with the Link header and allows the browser to preload resources while the server prepares a response.</text:span></text:p>
        </text:list-item>
      </text:list>
      <text:p text:style-name="P1"><text:span text:style-name="Strong_20_Emphasis"/></text:p>
      <text:p text:style-name="P1"><text:span text:style-name="Strong_20_Emphasis">2XX — Success codes</text:span>: The server successfully received, understood, and processed the request.</text:p>
      <text:p text:style-name="P1"/>
      <text:list text:style-name="L2">
        <text:list-item>
          <text:p text:style-name="P3"><text:span text:style-name="Strong_20_Emphasis">200 — OK</text:span>: This is the standard response for successful HTTP requests. The actual meaning of the response depends on the request method used:</text:p>
        </text:list-item>
        <text:list-item>
          <text:p text:style-name="P3">GET: Resource obtained and is in the message body </text:p>
        </text:list-item>
        <text:list-item>
          <text:p text:style-name="P3">HEAD: Headers are included in the response </text:p>
        </text:list-item>
        <text:list-item>
          <text:p text:style-name="P3">POST or PUT: Resource describing the result of the action sent is in the message body </text:p>
        </text:list-item>
        <text:list-item>
          <text:p text:style-name="P3">TRACE: Message body contains the request message as received by the server</text:p>
        </text:list-item>
        <text:list-item>
          <text:p text:style-name="P3"><text:span text:style-name="Strong_20_Emphasis">201 — Created</text:span>: The request succeeded and a new resource was created. This is usually the response after POST or PUT requests. </text:p>
        </text:list-item>
        <text:list-item>
          <text:p text:style-name="P3"><text:span text:style-name="Strong_20_Emphasis">202 — Accepted</text:span>: The request was accepted but is still in progress. It’s used for cases where another server handles the request or for batch processing. </text:p>
        </text:list-item>
        <text:list-item>
          <text:p text:style-name="P3"><text:span text:style-name="Strong_20_Emphasis">203 — Non-Authoritative Information</text:span>: The data returned isn’t from the origin server. Instead, it’s a modified version collected from a third party. </text:p>
        </text:list-item>
        <text:list-item>
          <text:p text:style-name="P3"><text:span text:style-name="Strong_20_Emphasis">204 — No Content</text:span>: The request was successfully processed, but there is no content. The headers may be useful. </text:p>
        </text:list-item>
        <text:list-item>
          <text:p text:style-name="P3"><text:span text:style-name="Strong_20_Emphasis">205 — Reset Content</text:span>: The server fulfilled the request but asked the user to reset the document.</text:p>
        </text:list-item>
        <text:list-item>
          <text:p text:style-name="P3"><text:soft-page-break/><text:span text:style-name="Strong_20_Emphasis">206 — Partial Content</text:span>: The server is delivering part of the resource. This response is used when the client sends a Range header to request only part of a resource. </text:p>
        </text:list-item>
        <text:list-item>
          <text:p text:style-name="P3"><text:span text:style-name="Strong_20_Emphasis">207 — Multi-Status</text:span>: Provides the statuses of multiple resources, depending on how many sub-requests were made. </text:p>
        </text:list-item>
        <text:list-item>
          <text:p text:style-name="P3"><text:span text:style-name="Strong_20_Emphasis">208 — Already Reported</text:span>: The members of a DAV:propstat element have already been listed and won’t be included again. </text:p>
        </text:list-item>
      </text:list>
      <text:p text:style-name="P1"/>
      <text:p text:style-name="P1"><text:span text:style-name="Strong_20_Emphasis">3XX — Redirection codes</text:span>: The server received the request, but there’s a redirect to somewhere else (or, in rare cases, some additional action other than a redirect must be completed). </text:p>
      <text:list text:style-name="L3">
        <text:list-item>
          <text:p text:style-name="P4"><text:span text:style-name="Strong_20_Emphasis">300 — Multiple Choice</text:span>: The request has more than one possible response. And the user should choose one of them. </text:p>
        </text:list-item>
        <text:list-item>
          <text:p text:style-name="P4"><text:span text:style-name="Strong_20_Emphasis">301 — Moved Permanently</text:span>: This redirect status code indicates the requested resource has permanently moved to a new URL. The browser displays the new URL.</text:p>
        </text:list-item>
        <text:list-item>
          <text:p text:style-name="P4"><text:span text:style-name="Strong_20_Emphasis">302 — Found</text:span>: Previously known as “Moved Temporarily,” this code indicates the requested resource has temporarily moved to a new URL. </text:p>
        </text:list-item>
        <text:list-item>
          <text:p text:style-name="P4"><text:span text:style-name="Strong_20_Emphasis">303 — See Other</text:span>: The server redirects the user to the requested resource with a GET request at another URL. </text:p>
        </text:list-item>
        <text:list-item>
          <text:p text:style-name="P4"><text:span text:style-name="Strong_20_Emphasis">304 — Not Modified</text:span>: Used for caching purposes. The response hasn’t been modified, so the client can continue to use the same cached version of the requested resource. </text:p>
        </text:list-item>
        <text:list-item>
          <text:p text:style-name="P4"><text:span text:style-name="Strong_20_Emphasis">307 — Temporary Redirect</text:span>: The requested resource temporarily moved to a different URL. The only difference vis-a-vis the 302 code is the user must not change the HTTP method used.</text:p>
        </text:list-item>
        <text:list-item>
          <text:p text:style-name="P4"><text:span text:style-name="Strong_20_Emphasis">308 — Permanent Redirect</text:span>: The requested resource permanently moved to a different URL. The difference between this code and 301 is the user must not change the HTTP request method.</text:p>
        </text:list-item>
      </text:list>
      <text:p text:style-name="P1"/>
      <text:p text:style-name="P1"><text:span text:style-name="Strong_20_Emphasis">4XX — Client error codes</text:span>: The server couldn’t find (or reach) the page or website. This is an error on the site’s side. </text:p>
      <text:list text:style-name="L4">
        <text:list-item>
          <text:p text:style-name="P5"><text:span text:style-name="Strong_20_Emphasis">400 — Bad Request</text:span>: The server can’t or won’t process the request due to a client error. For example, invalid request message framing, deceptive request routing, size too large, etc.</text:p>
        </text:list-item>
        <text:list-item>
          <text:p text:style-name="P5"><text:span text:style-name="Strong_20_Emphasis">401 — Unauthorized</text:span>: The user doesn’t have valid authentication credentials to get the requested resource.</text:p>
        </text:list-item>
        <text:list-item>
          <text:p text:style-name="P5"><text:span text:style-name="Strong_20_Emphasis">402 — Payment Required</text:span>: Reserved for future use; it was initially intended for digital payment systems. It’s very rarely used, and no standard convention regulates it. </text:p>
        </text:list-item>
        <text:list-item>
          <text:p text:style-name="P5"><text:span text:style-name="Strong_20_Emphasis">403 — Forbidden</text:span>: The client doesn’t have access rights to the content. For example, it may require a password. Unlike the 401 HTTP error code, the server does know the client’s identity. </text:p>
        </text:list-item>
        <text:list-item>
          <text:p text:style-name="P5"><text:span text:style-name="Strong_20_Emphasis">404 — Not Found</text:span>: The server can’t find the requested resource, and no redirection has been <text:soft-page-break/>set. <text:a xlink:type="simple" xlink:href="https://www.semrush.com/blog/what-does-error-404-not-found-mean/" text:style-name="Internet_20_link" text:visited-style-name="Visited_20_Internet_20_Link">404 errors</text:a> can harm your SEO efforts. </text:p>
        </text:list-item>
        <text:list-item>
          <text:p text:style-name="P5"><text:span text:style-name="Strong_20_Emphasis">405 — Method Not Allowed</text:span>: The server supports the request method, but the target resource doesn’t. </text:p>
        </text:list-item>
        <text:list-item>
          <text:p text:style-name="P5"><text:span text:style-name="Strong_20_Emphasis">406 — Not Acceptable</text:span>: The server doesn’t find any content that satisfies the criteria given by the user according to the Accept headers requested. </text:p>
        </text:list-item>
        <text:list-item>
          <text:p text:style-name="P5"><text:span text:style-name="Strong_20_Emphasis">407 — Proxy Authentication Required</text:span>: This is similar to a 401, but a proxy must authenticate the client to continue. </text:p>
        </text:list-item>
        <text:list-item>
          <text:p text:style-name="P5"><text:span text:style-name="Strong_20_Emphasis">408 — Request Timeout</text:span>: The server timed out waiting because the client didn’t produce a request within the allotted time. </text:p>
        </text:list-item>
        <text:list-item>
          <text:p text:style-name="P5"><text:span text:style-name="Strong_20_Emphasis">409 — Conflict</text:span>: The server can’t fulfill the request because there’s a conflict with the resource. It’ll display information about the problem so the client can fix it and resubmit. </text:p>
          <text:p text:style-name="P5"/>
        </text:list-item>
      </text:list>
      <text:p text:style-name="P1"><text:span text:style-name="Strong_20_Emphasis">5XX — Server error codes</text:span>: The client made a valid request, but the server failed to complete the request.</text:p>
      <text:list text:style-name="L5">
        <text:list-item>
          <text:p text:style-name="P6"><text:span text:style-name="Strong_20_Emphasis">500</text:span> <text:span text:style-name="Strong_20_Emphasis">— Internal Server Error</text:span>: The server has encountered an unexpected error and cannot complete the request. </text:p>
        </text:list-item>
        <text:list-item>
          <text:p text:style-name="P6"><text:span text:style-name="Strong_20_Emphasis">501 — Not Implemented:</text:span> The server can’t fulfill the request or doesn’t recognize the request method. </text:p>
        </text:list-item>
        <text:list-item>
          <text:p text:style-name="P6"><text:span text:style-name="Strong_20_Emphasis">502 — Bad Gateway</text:span>: The server acts as a gateway and gets an invalid response from an inbound host.</text:p>
        </text:list-item>
        <text:list-item>
          <text:p text:style-name="P6"><text:span text:style-name="Strong_20_Emphasis">503 — Service Unavailable</text:span>: The server is unable to process the request. This often occurs when a server is overloaded or down for maintenance. </text:p>
        </text:list-item>
        <text:list-item>
          <text:p text:style-name="P6"><text:span text:style-name="Strong_20_Emphasis">504 — Gateway Timeout</text:span>: The server was acting as a gateway or proxy and timed out, waiting for a response. </text:p>
        </text:list-item>
        <text:list-item>
          <text:p text:style-name="P6"><text:span text:style-name="Strong_20_Emphasis">505 — HTTP Version Not Supported</text:span>: The server doesn’t support the HTTP version in the request.</text:p>
        </text:list-item>
        <text:list-item>
          <text:p text:style-name="P6"><text:span text:style-name="Strong_20_Emphasis">506 — Variant Also Negotiates</text:span>: The server has an internal configuration error. </text:p>
        </text:list-item>
        <text:list-item>
          <text:p text:style-name="P6"><text:span text:style-name="Strong_20_Emphasis">507 — Insufficient Storage</text:span>: The server doesn’t have enough storage to process the request successfully. </text:p>
        </text:list-item>
        <text:list-item>
          <text:p text:style-name="P6"><text:span text:style-name="Strong_20_Emphasis">508 — Loop Detected</text:span>: The server detects an infinite loop while processing the request. </text:p>
        </text:list-item>
        <text:list-item>
          <text:p text:style-name="P6"><text:span text:style-name="Strong_20_Emphasis">511 — Network Authentication Required</text:span>: The client must be authenticated to access the network. The error should include a link where the user can submit credentials.</text:p>
        </text:list-item>
      </text:list>
      <text:p text:style-name="Preformatted_20_Text">________________________________________________________________________________</text:p>
      <text:p text:style-name="Preformatted_20_Text">Vulnerability</text:p>
      <text:p text:style-name="Preformatted_20_Text"/>
      <text:p text:style-name="Preformatted_20_Text">________________________________________________________________________________</text:p>
      <text:p text:style-name="Preformatted_20_Text">Impact</text:p>
      <text:p text:style-name="Preformatted_20_Text"/>
      <text:p text:style-name="Preformatted_20_Text">________________________________________________________________________________</text:p>
      <text:p text:style-name="Preformatted_20_Text">Mitigation</text:p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5T17:55:03.999000000</dc:date>
    <meta:editing-duration>PT53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69" meta:word-count="1108" meta:character-count="7156" meta:non-whitespace-character-count="6084"/>
  </office:meta>
</office:document-meta>
</file>